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efd" officeooo:paragraph-rsid="001beefd"/>
    </style:style>
    <style:style style:name="P2" style:family="paragraph" style:parent-style-name="Standard">
      <style:text-properties officeooo:rsid="001beefd" officeooo:paragraph-rsid="001ddccf"/>
    </style:style>
    <style:style style:name="P3" style:family="paragraph" style:parent-style-name="Standard">
      <style:text-properties officeooo:rsid="001ddccf" officeooo:paragraph-rsid="001ddccf"/>
    </style:style>
    <style:style style:name="P4" style:family="paragraph">
      <style:text-properties style:font-name="F" fo:font-size="12pt"/>
    </style:style>
    <style:style style:name="P5" style:family="paragraph">
      <loext:graphic-properties draw:fill="none" draw:fill-color="#ffffff"/>
    </style:style>
    <style:style style:name="T1" style:family="text">
      <style:text-properties style:font-name="F" fo:font-size="10pt" style:font-size-asian="8pt" style:font-size-complex="10pt"/>
    </style:style>
    <style:style style:name="gr1" style:family="graphic">
      <style:graphic-properties draw:stroke="none" svg:stroke-color="#000000" draw:fill="none" draw:fill-color="#ffffff" fo:min-height="0.48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composer</text:p>
      <text:p text:style-name="P1">composer create_project laravel/laravel projectname</text:p>
      <text:p text:style-name="P1"/>
      <text:p text:style-name="P1">php artisan serve</text:p>
      <text:p text:style-name="P1">php artisan down; php artisan up;</text:p>
      <text:p text:style-name="P1"/>
      <text:p text:style-name="P1">php artisaan make:controller controllername;</text:p>
      <text:p text:style-name="P1">php artisan make:controller -r controllername;</text:p>
      <text:p text:style-name="P1">php artisaan make:model modelname;</text:p>
      <text:p text:style-name="P1">php artisaan make:model -m modelname;</text:p>
      <text:p text:style-name="P1">php artisan migrate;</text:p>
      <text:p text:style-name="P1">php artisaan make:seeder seedname;</text:p>
      <text:p text:style-name="P1">php artisaan <text:a xlink:type="simple" xlink:href="db:seed" text:style-name="Internet_20_link" text:visited-style-name="Visited_20_Internet_20_Link">db:seed</text:a> seedname;</text:p>
      <text:p text:style-name="P1"/>
      <text:p text:style-name="P1">php artisan migrate:refresh;</text:p>
      <text:p text:style-name="P1"/>
      <text:p text:style-name="P1"/>
      <text:p text:style-name="P1">Controller created in - /app/http/controller/....</text:p>
      <text:p text:style-name="P1">Model created in - /app/...</text:p>
      <text:p text:style-name="P1">migration files created in - /database/migration/..</text:p>
      <text:p text:style-name="P1">Route files created in - /routes/web.php</text:p>
      <text:p text:style-name="P1"/>
      <text:p text:style-name="P1">-&gt;put debug=false <text:tab/>//force hide error msg</text:p>
      <text:p text:style-name="P1">blad template engine<text:tab/>{{$var}}</text:p>
      <text:p text:style-name="P1"/>
      <text:p text:style-name="P1">composer require “laravelcollective/htlml”:”n5.3.0”</text:p>
      <text:p text:style-name="P1"/>
      <text:p text:style-name="P3">@extends(‘layout.layoutname’);</text:p>
      <text:p text:style-name="P3"/>
      <text:p text:style-name="P3">@section(‘body’)</text:p>
      <text:p text:style-name="P3"><draw:frame text:anchor-type="paragraph" draw:z-index="0" draw:name="Shape1" draw:style-name="gr1" draw:text-style-name="P5" svg:width="2.862cm" svg:height="0.482cm" svg:x="5.068cm" svg:y="0.141cm"><draw:text-box><text:p text:style-name="P4"><text:span text:style-name="T1">@yield(‘body’)</text:span></text:p></draw:text-box></draw:frame>---</text:p>
      <text:p text:style-name="P3">--</text:p>
      <text:p text:style-name="P3">@stop</text:p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8:21:08.326274233</meta:creation-date>
    <dc:date>2018-01-17T18:28:19.411470796</dc:date>
    <meta:editing-duration>PT7M1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87" meta:character-count="734" meta:non-whitespace-character-count="670"/>
  </office:meta>
</office:document-meta>
</file>